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equête SQL pour exploiter Base de données: location_voiture</text:p>
      <text:p text:style-name="Standard"/>
      <text:p text:style-name="Standard">1)Afficher toutes les marques de voitures</text:p>
      <text:p text:style-name="Standard"/>
      <text:p text:style-name="Standard">SELECT marque</text:p>
      <text:p text:style-name="Standard">FROM `voiture`</text:p>
      <text:p text:style-name="Standard"/>
      <text:p text:style-name="Standard">2)Afficher les marques et les couleurs de toutes les voitures</text:p>
      <text:p text:style-name="Standard"/>
      <text:p text:style-name="Standard">SELECT `marque`,`couleur`</text:p>
      <text:p text:style-name="Standard">FROM `voiture`</text:p>
      <text:p text:style-name="Standard"/>
      <text:p text:style-name="Standard">3)Afficher les immatriculations des voitures noires</text:p>
      <text:p text:style-name="Standard"/>
      <text:p text:style-name="Standard">SELECT `immatriculation`</text:p>
      <text:p text:style-name="Standard">FROM `voiture` </text:p>
      <text:p text:style-name="Standard">WHERE `couleur` = 'noir'</text:p>
      <text:p text:style-name="Standard"/>
      <text:p text:style-name="Standard">4)Afficher les informations sur les clients qui habitent dans la ville d'Egly</text:p>
      <text:p text:style-name="Standard"/>
      <text:p text:style-name="Standard">SELECT *</text:p>
      <text:p text:style-name="Standard">FROM `clients`</text:p>
      <text:p text:style-name="Standard">WHERE `ville` = 'Egly'</text:p>
      <text:p text:style-name="Standard"/>
      <text:p text:style-name="Standard">5)Afficher toutes les voitures ayant un kilométrage inférieur à 100000km</text:p>
      <text:p text:style-name="Standard"/>
      <text:p text:style-name="Standard">SELECT *</text:p>
      <text:p text:style-name="Standard">FROM `voiture`</text:p>
      <text:p text:style-name="Standard">WHERE `kilometrage` &lt; '100000'</text:p>
      <text:p text:style-name="Standard"/>
      <text:p text:style-name="Standard">6)Afficher les immatriculations des voitures diesel ayant un nombre de porte = à 3</text:p>
      <text:p text:style-name="Standard">SELECT 'immatriculation'</text:p>
      <text:p text:style-name="Standard">FROM `voiture` </text:p>
      <text:p text:style-name="Standard">WHERE `carburant` = 'diesel' </text:p>
      <text:p text:style-name="Standard">AND `nbr_porte` = '3'</text:p>
      <text:p text:style-name="Standard"/>
      <text:p text:style-name="Standard">7)Afficher l'immatriculation, la marque, la couleur et le modèle de toutes les voitures de toutes les voitures mclaren</text:p>
      <text:p text:style-name="Standard"/>
      <text:p text:style-name="Standard">SELECT `immatriculation` , `modele` , `marque`,`couleur`</text:p>
      <text:p text:style-name="Standard">FROM `voiture`</text:p>
      <text:p text:style-name="Standard">WHERE `marque` = 'mclaren'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7T11:59:14.996000000</meta:creation-date>
    <dc:date>2022-12-07T11:59:52.080000000</dc:date>
    <meta:editing-duration>PT37S</meta:editing-duration>
    <meta:editing-cycles>1</meta:editing-cycles>
    <meta:document-statistic meta:table-count="0" meta:image-count="0" meta:object-count="0" meta:page-count="1" meta:paragraph-count="28" meta:word-count="140" meta:character-count="972" meta:non-whitespace-character-count="857"/>
    <meta:generator>LibreOffice/7.4.2.3$Windows_X86_64 LibreOffice_project/382eef1f22670f7f4118c8c2dd222ec7ad009daf</meta:generator>
  </office:meta>
</office:document-meta>
</file>